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eb67"/>
    </style:style>
    <style:style style:name="P2" style:family="paragraph" style:parent-style-name="Standard">
      <style:paragraph-properties fo:text-align="start" style:justify-single-word="false"/>
      <style:text-properties officeooo:rsid="0005eb67" officeooo:paragraph-rsid="0005eb67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eb67" officeooo:paragraph-rsid="0005eb6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93ac6" officeooo:paragraph-rsid="00093ac6"/>
    </style:style>
    <style:style style:name="T1" style:family="text">
      <style:text-properties officeooo:rsid="0005eb67"/>
    </style:style>
    <style:style style:name="T2" style:family="text">
      <style:text-properties officeooo:rsid="00093a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EN 166 Artificial Intelligence</text:p>
      <text:p text:style-name="P1">Lab Assignment #1 </text:p>
      <text:p text:style-name="P1"><text:span text:style-name="T1">Eric Cheng</text:span> <text:span text:style-name="T1">00001186812</text:span></text:p>
      <text:p text:style-name="P1"/>
      <text:p text:style-name="P3">PART 1.</text:p>
      <text:p text:style-name="P2"/>
      <text:p text:style-name="P2">Exercise 1. <text:span text:style-name="T2">Numbers</text:span></text:p>
      <text:p text:style-name="P2"/>
      <text:p text:style-name="P2">&gt;&gt;&gt; a=123+122</text:p>
      <text:p text:style-name="P2">&gt;&gt;&gt; print(a)</text:p>
      <text:p text:style-name="P2">245</text:p>
      <text:p text:style-name="P2">&gt;&gt;&gt; b = 1.5*4</text:p>
      <text:p text:style-name="P2">&gt;&gt;&gt; print(b)</text:p>
      <text:p text:style-name="P2">6.0</text:p>
      <text:p text:style-name="P2">&gt;&gt;&gt; c=2**10</text:p>
      <text:p text:style-name="P2">&gt;&gt;&gt; print(c)</text:p>
      <text:p text:style-name="P2">1024</text:p>
      <text:p text:style-name="P2">&gt;&gt;&gt; import math</text:p>
      <text:p text:style-name="P2">&gt;&gt;&gt; print(math.pi)</text:p>
      <text:p text:style-name="P2">3.141592653589793</text:p>
      <text:p text:style-name="P2">&gt;&gt;&gt; print(math.sqrt(36))</text:p>
      <text:p text:style-name="P2">6.0</text:p>
      <text:p text:style-name="P2">&gt;&gt;&gt; import random</text:p>
      <text:p text:style-name="P2">&gt;&gt;&gt; a=random.random()</text:p>
      <text:p text:style-name="P2">&gt;&gt;&gt; print('a=',a)</text:p>
      <text:p text:style-name="P2">a= 0.09964343847496604</text:p>
      <text:p text:style-name="P2">&gt;&gt;&gt; b = random.choice([1,2,3,4])</text:p>
      <text:p text:style-name="P2">&gt;&gt;&gt; print('b=', b)</text:p>
      <text:p text:style-name="P2">b= 1</text:p>
      <text:p text:style-name="P2"/>
      <text:p text:style-name="P4">Exercise 2. Str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41:39.306645976</meta:creation-date>
    <dc:date>2019-09-26T17:49:23.243967518</dc:date>
    <meta:editing-duration>PT7M43S</meta:editing-duration>
    <meta:editing-cycles>3</meta:editing-cycles>
    <meta:generator>LibreOffice/5.3.6.1$Linux_X86_64 LibreOffice_project/30$Build-1</meta:generator>
    <meta:document-statistic meta:table-count="0" meta:image-count="0" meta:object-count="0" meta:page-count="1" meta:paragraph-count="27" meta:word-count="62" meta:character-count="408" meta:non-whitespace-character-count="372"/>
  </office:meta>
</office:document-meta>
</file>